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429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1.0854in"/>
    </style:style>
    <style:style style:name="co5" style:family="table-column">
      <style:table-column-properties fo:break-before="auto" style:column-width="1.3209in"/>
    </style:style>
    <style:style style:name="co6" style:family="table-column">
      <style:table-column-properties fo:break-before="auto" style:column-width="1.3835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5.0382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4472in"/>
    </style:style>
    <style:style style:name="co11" style:family="table-column">
      <style:table-column-properties fo:break-before="auto" style:column-width="2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Genera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op Folder</text:p>
          </table:table-cell>
          <table:table-cell table:style-name="ce1" office:value-type="string" calcext:value-type="string">
            <text:p>Sub Folde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Implemented?</text:p>
          </table:table-cell>
          <table:table-cell table:style-name="ce1" office:value-type="string" calcext:value-type="string">
            <text:p>Unit Test Written?</text:p>
          </table:table-cell>
          <table:table-cell table:style-name="ce1" office:value-type="string" calcext:value-type="string">
            <text:p>Unit Test Passing?</text:p>
          </table:table-cell>
          <table:table-cell table:style-name="ce1" office:value-type="string" calcext:value-type="string">
            <text:p>Apportion?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gency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mphibia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dd default set and get functions, so we can remove them from all sub-class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rowse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class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onsider Renam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Controlle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Backup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Use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View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ecorato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Form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JSONObject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reloade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procGeneratorCustom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proc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tandardViewBuil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userInteractionsGenerator.php</text:p>
          </table:table-cell>
          <table:table-cell/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viewGeneratorCustom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agency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amphibian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class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controlle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Backup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Use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View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ecorato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Form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JSONObject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Preloade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sproc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StandardViewBuilde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viewGeneratorCustom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mphibianProject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rchitectureGenerator.php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ookend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iguration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igurationLoa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reUpdat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HPUML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keletonTest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</table:table>
      <table:table table:name="Core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op Folder</text:p>
          </table:table-cell>
          <table:table-cell table:style-name="ce1" office:value-type="string" calcext:value-type="string">
            <text:p>Sub Folde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Implemented?</text:p>
          </table:table-cell>
          <table:table-cell table:style-name="ce1" office:value-type="string" calcext:value-type="string">
            <text:p>Unit Test Written?</text:p>
          </table:table-cell>
          <table:table-cell table:style-name="ce1" office:value-type="string" calcext:value-type="string">
            <text:p>Unit Test Passing?</text:p>
          </table:table-cell>
          <table:table-cell table:style-name="ce1" office:value-type="string" calcext:value-type="string">
            <text:p>Apportion?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Controller.php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eeds to be rewri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quest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sponse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ableBuil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List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He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Lo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PIKey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Result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PIApplicati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Agency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FrontControll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Interacti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Model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Connection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Query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QueryPrepared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ropDown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ableDescription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ranslato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BasicAgency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BasicFrontController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BasicModel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CheckBoxQuery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QueryPrepared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List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ropDown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MySQLLo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TableBuilder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Connection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QueryMySQLi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TableDescription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Translator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P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PIRequest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PIResponse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sicArray.php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ot Compl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it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RequestHe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eneralHe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ResponseHe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sicBrowse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sicCartograph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heckBoxGroup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heckInput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heckValue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URL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ataMap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ataPackage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irectoryExtended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mail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ntityHe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xceptionHandle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Handle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List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Locati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ormData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JS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Log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penSSL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aramete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assword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reLoade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RandomPassword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anitize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rialize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ssionExcepti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ssionHandlerCookie.php</text:p>
          </table:table-cell>
          <table:table-cell/>
          <table:table-cell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ssi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erGlobal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URL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UserLevelCheck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Validato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XML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t Complete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Core.A1:Core.AMJ104857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4:32:52.311417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23:22.447828885</meta:creation-date>
    <dc:date>2014-06-26T19:05:09.595658452</dc:date>
    <meta:editing-duration>PT12H14M41S</meta:editing-duration>
    <meta:editing-cycles>43</meta:editing-cycles>
    <meta:generator>LibreOffice/4.2.4.2$Linux_X86_64 LibreOffice_project/420m0$Build-2</meta:generator>
    <meta:document-statistic meta:table-count="2" meta:cell-count="557" meta:object-count="0"/>
  </office:meta>
</office:document-meta>
</file>